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ppin' The Blues</text:p>
      <text:p text:style-name="P1">Carl Perkins</text:p>
      <text:p text:style-name="P3"></text:p>
      <text:p text:style-name="P5">CHORUS</text:p>
      <text:p text:style-name="P3">Well, all my friends are boppin' the blues; it must be goin' round</text:p>
      <text:p text:style-name="P3">All them cats are boppin' the blues; it must be goin' round</text:p>
      <text:p text:style-name="P5">I love you, baby, but I must be rhythm bound</text:p>
      <text:p text:style-name="P3"></text:p>
      <text:p text:style-name="P3">Well, the doctor told me, Carl you don´t need no pills.</text:p>
      <text:p text:style-name="P3">The doctor told me, man, you don't need no pills.</text:p>
      <text:p text:style-name="P3">Just a handful of nickels, the juke box will cure your ills.</text:p>
      <text:p text:style-name="P3"></text:p>
      <text:p text:style-name="P3">[CHORUS]</text:p>
      <text:p text:style-name="P3"/>
      <text:p text:style-name="P3">[Piano Solo]</text:p>
      <text:p text:style-name="P3"/>
      <text:p text:style-name="P3">Well, the old cat bug bit me, man, I don't feel no pain</text:p>
      <text:p text:style-name="P3">Yeah, that jitterbug caught me, man, I don't feel no pain.</text:p>
      <text:p text:style-name="P3">I still love you baby, but I'll never be the same.</text:p>
      <text:p text:style-name="P3"></text:p>
      <text:p text:style-name="P3">[CHORUS]</text:p>
      <text:p text:style-name="P3"></text:p>
      <text:p text:style-name="P3">[Guitar Solo]</text:p>
      <text:p text:style-name="P3"></text:p>
      <text:p text:style-name="P3">[CHORUS]</text:p>
      <text:p text:style-name="P3"></text:p>
      <text:p text:style-name="P3">Well, grand-pa Don got rhythm and he threw his crutches down.</text:p>
      <text:p text:style-name="P3">Oh the old boy Don got rhythm and blues and he threw that crutches down</text:p>
      <text:p text:style-name="P3">Grand-ma, he ain't triflin', well the old boy's rhythm bound.</text:p>
      <text:p text:style-name="P3"></text:p>
      <text:p text:style-name="P3">[CHORUS]</text:p>
      <text:p text:style-name="P3"/>
      <text:p text:style-name="P3">[Bass Solo]</text:p>
      <text:p text:style-name="P3">[Drum Solo]</text:p>
      <text:p text:style-name="P3"/>
      <text:p text:style-name="P3">[Vamp + Band presentation]</text:p>
      <text:p text:style-name="P3"/>
      <text:p text:style-name="P3">A rock bop, rhythm and blues.</text:p>
      <text:p text:style-name="P3">A rock bop, rhythm and blues.</text:p>
      <text:p text:style-name="P3">A rock rock, rhythm and blues.</text:p>
      <text:p text:style-name="P3">A rock rock, rhythm and blues.</text:p>
      <text:p text:style-name="P3">Rhythm and blues, it must be goin' 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40:41</dc:date>
    <dc:creator>rodolfoap</dc:creator>
    <meta:generator>OpenOffice.org/3.0$Unix OpenOffice.org_project/300m15$Build-9379</meta:generator>
    <meta:editing-duration>PT00H33M36S</meta:editing-duration>
    <meta:editing-cycles>8</meta:editing-cycles>
    <meta:document-statistic meta:table-count="0" meta:image-count="0" meta:object-count="0" meta:page-count="1" meta:paragraph-count="37" meta:word-count="193" meta:character-count="1018"/>
  </office:meta>
</office:document-meta>
</file>